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Ubuntu" svg:font-family="Ubuntu"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807in"/>
    </style:style>
    <style:style style:name="co3" style:family="table-column">
      <style:table-column-properties fo:break-before="auto" style:column-width="1.3598in"/>
    </style:style>
    <style:style style:name="ro1"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Liberation Sans" fo:font-size="10pt" fo:font-weight="bold" style:font-size-asian="10pt" style:font-weight-asian="bold" style:font-size-complex="10pt" style:font-weight-complex="bold"/>
    </style:style>
    <style:style style:name="ce2" style:family="table-cell" style:parent-style-name="Default">
      <style:text-properties style:font-name="Liberation Sans" fo:font-size="10pt" style:font-size-asian="10pt" style:font-size-complex="10pt"/>
    </style:style>
    <style:style style:name="ce3" style:family="table-cell" style:parent-style-name="Default">
      <style:text-properties fo:color="#3c3c3c" style:font-name="Liberation Sans" fo:font-size="10pt" fo:language="none" fo:country="none" fo:font-weight="bold" style:font-name-asian="Ubuntu" style:font-size-asian="10pt" style:language-asian="none" style:country-asian="none" style:font-weight-asian="bold" style:font-name-complex="Ubuntu" style:font-size-complex="10pt" style:language-complex="none" style:country-complex="none" style:font-weight-complex="bold"/>
    </style:style>
    <style:style style:name="ce4" style:family="table-cell" style:parent-style-name="Default">
      <style:text-properties fo:color="#3c3c3c"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wrap-option="wrap"/>
      <style:text-properties style:font-name="Liberation Sans" fo:font-size="10pt" style:font-size-asian="10pt" style:font-size-complex="10pt"/>
    </style:style>
    <style:style style:name="ce7" style:family="table-cell" style:parent-style-name="Default">
      <style:table-cell-properties fo:wrap-option="wrap"/>
      <style:text-properties fo:color="#3c3c3c"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T1" style:family="text">
      <style:text-properties style:font-name="" fo:font-size="12pt"/>
    </style:style>
    <style:style style:name="T2" style:family="text">
      <style:text-properties fo:font-size="12pt" style:font-name="Calibri" fo:country="US" style:country-asian="US" style:country-complex="SA" style:font-name-asian="Times New Roman" style:font-name-complex="Calibri" style:font-size-asian="12pt" style:font-size-complex="12pt"/>
    </style:style>
    <style:style style:name="T3" style:family="text">
      <style:text-properties fo:font-size="12pt" style:font-name=""/>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6"/>
        <table:table-column table:style-name="co1" table:default-cell-style-name="ce6"/>
        <table:table-column table:style-name="co1" table:number-columns-repeated="1019" table:default-cell-style-name="ce2"/>
        <table:table-row table:style-name="ro1">
          <table:table-cell table:style-name="ce1" office:value-type="string" calcext:value-type="string">
            <text:p>x</text:p>
          </table:table-cell>
          <table:table-cell table:style-name="ce1" office:value-type="string" calcext:value-type="string">
            <text:p>y</text:p>
          </table:table-cell>
          <table:table-cell table:style-name="ce3" office:value-type="string" calcext:value-type="string">
            <text:p>description</text:p>
          </table:table-cell>
          <table:table-cell table:style-name="ce5" office:value-type="string" calcext:value-type="string">
            <text:p>subtitle</text:p>
          </table:table-cell>
          <table:table-cell table:style-name="ce5" office:value-type="string" calcext:value-type="string">
            <text:p>content</text:p>
          </table:table-cell>
          <table:table-cell table:style-name="ce1" office:value-type="string" calcext:value-type="string">
            <text:p>class</text:p>
          </table:table-cell>
          <table:table-cell table:style-name="ce1" table:number-columns-repeated="1018"/>
        </table:table-row>
        <table:table-row table:style-name="ro1">
          <table:table-cell office:value-type="float" office:value="1476" calcext:value-type="float">
            <text:p>1476</text:p>
          </table:table-cell>
          <table:table-cell office:value-type="float" office:value="214" calcext:value-type="float">
            <text:p>214</text:p>
          </table:table-cell>
          <table:table-cell table:style-name="ce4" office:value-type="string" calcext:value-type="string">
            <text:p>Biosecurity Gate, <text:s/>Toad Fence</text:p>
          </table:table-cell>
          <table:table-cell/>
          <table:table-cell office:value-type="string" calcext:value-type="string">
            <text:p>&lt;ul&gt;&lt;li&gt;Every industry within the rural sector faces challenges on a number of fronts. The need for productivity gains, sustainability improvements, climate change, market access, product safety, occupational health and safety, and biosecurity are just a few of the challenges that need to be tackled&lt;/li&gt;&lt;/ul&gt;</text:p>
          </table:table-cell>
          <table:table-cell table:number-columns-repeated="1019"/>
        </table:table-row>
        <table:table-row table:style-name="ro1">
          <table:table-cell office:value-type="float" office:value="2536" calcext:value-type="float">
            <text:p>2536</text:p>
          </table:table-cell>
          <table:table-cell office:value-type="float" office:value="2272" calcext:value-type="float">
            <text:p>2272</text:p>
          </table:table-cell>
          <table:table-cell office:value-type="string" calcext:value-type="string">
            <text:p>Cheap Land</text:p>
          </table:table-cell>
          <table:table-cell table:number-columns-repeated="1021"/>
        </table:table-row>
        <table:table-row table:style-name="ro1">
          <table:table-cell office:value-type="float" office:value="352" calcext:value-type="float">
            <text:p>352</text:p>
          </table:table-cell>
          <table:table-cell office:value-type="float" office:value="2528" calcext:value-type="float">
            <text:p>2528</text:p>
          </table:table-cell>
          <table:table-cell office:value-type="string" calcext:value-type="string">
            <text:p>Conservation River</text:p>
          </table:table-cell>
          <table:table-cell/>
          <table:table-cell office:value-type="string" calcext:value-type="string">
            <text:p>&lt;ul&gt;&lt;li&gt;Productive lands, surplus to requirements for commodity outputs, are increasingly in demand for their amenity values: values directly satisfying human needs and wants, other than material needs. In the (Australian) rangelands, these new values embrace Aboriginal traditional and contemporary uses, biodiversity conservation, and preservation of cultural and natural heritage, tourism and recreation, among others.&lt;/li&gt;&lt;li&gt;How can this range of values be accommodated in northern Australia?&lt;/li&gt;&lt;/ul&gt;</text:p>
          </table:table-cell>
          <table:table-cell table:number-columns-repeated="1019"/>
        </table:table-row>
        <table:table-row table:style-name="ro1">
          <table:table-cell office:value-type="float" office:value="2832" calcext:value-type="float">
            <text:p>2832</text:p>
          </table:table-cell>
          <table:table-cell office:value-type="float" office:value="2440" calcext:value-type="float">
            <text:p>2440</text:p>
          </table:table-cell>
          <table:table-cell office:value-type="string" calcext:value-type="string">
            <text:p>Cultural Values Lookout</text:p>
          </table:table-cell>
          <table:table-cell/>
          <table:table-cell office:value-type="string" calcext:value-type="string">
            <text:p>&lt;ul&gt;&lt;li&gt;Historical agricultural industry engagement with Aboriginal people was characterised initially by dispossession and persecution before moving through exploitation to widespread disengagement&lt;/li&gt;&lt;li&gt;Today, a majority of the north is owned and managed by Indigenous Australians), and their number is much higher (14.3% of the population) than the national average (2.3%).&lt;/li&gt;&lt;li&gt;Aboriginal communities are addressing social issues and considering alternate futures and meaningful employment opportunities for their growing communities (annual population growth 2.1% compared with 1.6% for the national average), along with the complexity of individual land ownership, entitlement, and responsibilities&lt;/li&gt;&lt;li&gt;Strategies for northern development must be cognizant of both this complexity and the exciting opportunities for a better outcome for all.&lt;/li&gt;&lt;/ul&gt;</text:p>
          </table:table-cell>
          <table:table-cell table:number-columns-repeated="1019"/>
        </table:table-row>
        <table:table-row table:style-name="ro1">
          <table:table-cell office:value-type="float" office:value="1688" calcext:value-type="float">
            <text:p>1688</text:p>
          </table:table-cell>
          <table:table-cell office:value-type="float" office:value="2344" calcext:value-type="float">
            <text:p>2344</text:p>
          </table:table-cell>
          <table:table-cell office:value-type="string" calcext:value-type="string">
            <text:p>Detour</text:p>
          </table:table-cell>
          <table:table-cell/>
          <table:table-cell office:value-type="string" calcext:value-type="string">
            <text:p>&lt;ul&gt;&lt;li&gt;6. Agriculture, like any industry, needs clear and consistent operating guidelines &amp;amp; policy. Can industry be trusted to develop these?&lt;/li&gt;&lt;/ul&gt;</text:p>
          </table:table-cell>
          <table:table-cell table:number-columns-repeated="1019"/>
        </table:table-row>
        <table:table-row table:style-name="ro1">
          <table:table-cell office:value-type="float" office:value="2200" calcext:value-type="float">
            <text:p>2200</text:p>
          </table:table-cell>
          <table:table-cell office:value-type="float" office:value="2120" calcext:value-type="float">
            <text:p>2120</text:p>
          </table:table-cell>
          <table:table-cell office:value-type="string" calcext:value-type="string">
            <text:p>Ecosystem Service Bridge</text:p>
          </table:table-cell>
          <table:table-cell office:value-type="string" calcext:value-type="string">
            <text:p>(under construction)</text:p>
          </table:table-cell>
          <table:table-cell office:value-type="string" calcext:value-type="string">
            <text:p>&lt;ul&gt;&lt;li&gt;Market-based Instruments (MBIs) or Payments for Ecosystem Services (PES) have been promoted as economically efﬁcient targeted solutions to otherwise intractable environmental policy problems, with additional potential to improve the livelihood security of ecosystem service providers.&lt;/li&gt;&lt;li&gt;Their effectiveness will depend on the capacity of agencies to define and enforce property rights, identify and mobilise sellers, solicit trust, act on behalf of absent buyers, monitor PES implementation and outcomes, and reduce information deficits and associated transaction costs, <text:s/>that is, the policy and governance environment in which they operate.&lt;/li&gt;&lt;li&gt;Is such an outcome achievable, or even desirable?&lt;/li&gt;&lt;/ul&gt;</text:p>
          </table:table-cell>
          <table:table-cell table:number-columns-repeated="1019"/>
        </table:table-row>
        <table:table-row table:style-name="ro1">
          <table:table-cell office:value-type="float" office:value="1780" calcext:value-type="float">
            <text:p>1780</text:p>
          </table:table-cell>
          <table:table-cell office:value-type="float" office:value="1944" calcext:value-type="float">
            <text:p>1944</text:p>
          </table:table-cell>
          <table:table-cell office:value-type="string" calcext:value-type="string">
            <text:p>Export Beef Bridge</text:p>
          </table:table-cell>
          <table:table-cell office:value-type="string" calcext:value-type="string">
            <text:p>(under repair)</text:p>
          </table:table-cell>
          <table:table-cell office:value-type="string" calcext:value-type="string">
            <text:p>&lt;ul&gt;&lt;li&gt;Australia is the world’s largest exporter of livestock and 80% are from the North.&lt;/li&gt;&lt;li&gt;Live cattle shipments to Indonesia were temporarily suspended in 2011 after Animals Australia footage of cattle being tortured at overseas abattoirs was aired on ABC television 4Corners. As a result, live cattle exported was dramatically reduced from 770,000 in 2009 to 278,000 in 2012. The trade suspension occurred in the middle of the annual mustering season in northern Australia, so many young cattle destined for export were retained on properties. Many of these properties then experienced very adverse seasonal conditions, with the 'wet' season failing to occur in late 2012/early 2013 across much of northern Australia. As pasture availability declined in some areas, especially north western Queensland, farmers were forced to either shoot cattle, or where economically feasible, ship them south to abattoirs. The result was record high slaughter numbers by Australian beef processing plants, affecting the entire Australian beef industry. This showed the importance of live cattle exports for the entire industry, not just for northern Australian beef producers.&lt;/li&gt;&lt;li&gt;Could this happen again?&lt;/li&gt;&lt;/ul&gt;</text:p>
          </table:table-cell>
          <table:table-cell table:number-columns-repeated="1019"/>
        </table:table-row>
        <table:table-row table:style-name="ro1">
          <table:table-cell office:value-type="float" office:value="2464" calcext:value-type="float">
            <text:p>2464</text:p>
          </table:table-cell>
          <table:table-cell office:value-type="float" office:value="4240" calcext:value-type="float">
            <text:p>4240</text:p>
          </table:table-cell>
          <table:table-cell office:value-type="string" calcext:value-type="string">
            <text:p>Federal Funding Hwy</text:p>
          </table:table-cell>
          <table:table-cell office:value-type="string" calcext:value-type="string">
            <text:p>(under construction)</text:p>
          </table:table-cell>
          <table:table-cell office:value-type="string" calcext:value-type="string">
            <text:p>&lt;ul&gt;&lt;li&gt;The Commonwealth Green Paper Developing Northern Australia describes opportunities through the region’s proximity to Asia, infrastructure development through mining, and perceived underutilisation of the land resource. How can these opportunities be developed and paid for?&lt;/li&gt;&lt;/ul&gt;</text:p>
          </table:table-cell>
          <table:table-cell table:number-columns-repeated="1019"/>
        </table:table-row>
        <table:table-row table:style-name="ro1">
          <table:table-cell office:value-type="float" office:value="2192" calcext:value-type="float">
            <text:p>2192</text:p>
          </table:table-cell>
          <table:table-cell office:value-type="float" office:value="2480" calcext:value-type="float">
            <text:p>2480</text:p>
          </table:table-cell>
          <table:table-cell office:value-type="string" calcext:value-type="string">
            <text:p>Foreign Investment Zone</text:p>
          </table:table-cell>
          <table:table-cell/>
          <table:table-cell office:value-type="string" calcext:value-type="string">
            <text:p>&lt;ul&gt;&lt;li&gt;Questions of foreign ownership and corporatization of agriculture are not restricted to Australia, but who should make our policy?&lt;/li&gt;&lt;li&gt;What are the opportunities, and what are the threats?&lt;/li&gt;&lt;/ul&gt;</text:p>
          </table:table-cell>
          <table:table-cell table:number-columns-repeated="1019"/>
        </table:table-row>
        <table:table-row table:style-name="ro1">
          <table:table-cell office:value-type="float" office:value="673" calcext:value-type="float">
            <text:p>673</text:p>
          </table:table-cell>
          <table:table-cell office:value-type="float" office:value="1083" calcext:value-type="float">
            <text:p>1083</text:p>
          </table:table-cell>
          <table:table-cell office:value-type="string" calcext:value-type="string">
            <text:p>Global market highlands</text:p>
          </table:table-cell>
          <table:table-cell/>
          <table:table-cell office:value-type="string" calcext:value-type="string">
            <text:p>&lt;ul&gt;&lt;li&gt;World markets are connected like never before, and food travels round the world before reaching the consumer’s plate.&lt;/li&gt;&lt;li&gt;Is agriculture’s future dependant on export?&lt;/li&gt;&lt;li&gt;What about food imports?&lt;/li&gt;&lt;/ul&gt;</text:p>
          </table:table-cell>
          <table:table-cell table:number-columns-repeated="1019"/>
        </table:table-row>
        <table:table-row table:style-name="ro1">
          <table:table-cell office:value-type="float" office:value="1192" calcext:value-type="float">
            <text:p>1192</text:p>
          </table:table-cell>
          <table:table-cell office:value-type="float" office:value="4680" calcext:value-type="float">
            <text:p>4680</text:p>
          </table:table-cell>
          <table:table-cell office:value-type="string" calcext:value-type="string">
            <text:p>Historic Marker of Past Endeavours</text:p>
          </table:table-cell>
          <table:table-cell/>
          <table:table-cell office:value-type="string" calcext:value-type="string">
            <text:p>&lt;ul&gt;&lt;li&gt;A viable and diverse agricultural industry exists in Northern Australia and is a major employer and contributor to the economy.&lt;/li&gt;&lt;li&gt;There have been past aspirations to “develop the north”: e.g. the Ord River Scheme, Territory Rice, Tipperary Station, Lakefield sorghum. Are there lessons to be learnt from these endeavours?&lt;/li&gt;&lt;li&gt;What might be different this time around? &lt;/li&gt;&lt;li&gt;Considering contemporary farm returns often fail to meet production costs, why even think about an expansion?&lt;/li&gt;</text:p>
          </table:table-cell>
          <table:table-cell table:number-columns-repeated="1019"/>
        </table:table-row>
        <table:table-row table:style-name="ro1">
          <table:table-cell office:value-type="float" office:value="1392" calcext:value-type="float">
            <text:p>1392</text:p>
          </table:table-cell>
          <table:table-cell office:value-type="float" office:value="2144" calcext:value-type="float">
            <text:p>2144</text:p>
          </table:table-cell>
          <table:table-cell office:value-type="string" calcext:value-type="string">
            <text:p>Industry Best Practice Ford</text:p>
          </table:table-cell>
          <table:table-cell/>
          <table:table-cell office:value-type="string" calcext:value-type="string">
            <text:p>&lt;ul&gt;&lt;li&gt;6. Agriculture, like any industry, needs clear and consistent operating guidelines &amp;amp; policy. Can industry be trusted to develop these?&lt;/li&gt;&lt;/ul&gt;</text:p>
          </table:table-cell>
          <table:table-cell table:number-columns-repeated="1019"/>
        </table:table-row>
        <table:table-row table:style-name="ro1">
          <table:table-cell office:value-type="float" office:value="1138" calcext:value-type="float">
            <text:p>1138</text:p>
          </table:table-cell>
          <table:table-cell office:value-type="float" office:value="601" calcext:value-type="float">
            <text:p>601</text:p>
          </table:table-cell>
          <table:table-cell office:value-type="string" calcext:value-type="string">
            <text:p>Irrigated agriculture flats</text:p>
          </table:table-cell>
          <table:table-cell/>
          <table:table-cell office:value-type="string" calcext:value-type="string">
            <text:p>&lt;ul&gt;&lt;li&gt;The Northern Australia Land and Water Science Review (CSIRO, 2009) found that, despite Northern Australia’s rainfall, there may be only 600 GL across northern Australia that could support new consumptive use; a volume adequate to irrigate only 40,000 to 60,000 ha of intensive agriculture. What are your thoughts?&lt;/li&gt;&lt;li&gt;The federal government has committed to investigating establishment of a Water Project Development Fund to support the advancement of meritorious proposals for water infrastructure across Northern Australia, including dams and groundwater projects. What form should this infrastructure take?&lt;/li&gt;&lt;/ul&gt;</text:p>
          </table:table-cell>
          <table:table-cell table:number-columns-repeated="1019"/>
        </table:table-row>
        <table:table-row table:style-name="ro1">
          <table:table-cell office:value-type="float" office:value="1529" calcext:value-type="float">
            <text:p>1529</text:p>
          </table:table-cell>
          <table:table-cell office:value-type="float" office:value="1554" calcext:value-type="float">
            <text:p>1554</text:p>
          </table:table-cell>
          <table:table-cell office:value-type="string" calcext:value-type="string">
            <text:p>Legislation Ridge</text:p>
          </table:table-cell>
          <table:table-cell office:value-type="string" calcext:value-type="string">
            <text:p>(loose surface)</text:p>
          </table:table-cell>
          <table:table-cell office:value-type="string" calcext:value-type="string">
            <text:p>&lt;ul&gt;&lt;li&gt;The Australian Government provides funding through the Natural Disaster Relief and Recovery Arrangements (NDRRA) to help pay for natural disaster relief and recovery costs&lt;/li&gt;&lt;li&gt;NDRRA apply to the natural disasters: bushfire, earthquake, flood, storm, cyclone, storm surge, landslide, tsunami, meteorite strike, tornado; but not to: drought, frost, heatwave, epidemic, or disaster events resulting from: poor environmental planning, commercial development, or personal intervention.&lt;/li&gt;&lt;li&gt;Most industries like certainty of tenure in order to plan for the future, and there are risks to agriculture associated with the rapid expansion in extractive industries throughout Australia. There is uncertainty around the current and future economic, social and environmental impacts of the mineral and energy industries, and these uncertainties can be unnecessarily exacerbated by the existence of separate and often unrelated legislative frameworks governing mining.&lt;/li&gt;&lt;/ul&gt;</text:p>
          </table:table-cell>
          <table:table-cell table:number-columns-repeated="1019"/>
        </table:table-row>
        <table:table-row table:style-name="ro1">
          <table:table-cell office:value-type="float" office:value="644" calcext:value-type="float">
            <text:p>644</text:p>
          </table:table-cell>
          <table:table-cell office:value-type="float" office:value="1233" calcext:value-type="float">
            <text:p>1233</text:p>
          </table:table-cell>
          <table:table-cell office:value-type="string" calcext:value-type="string">
            <text:p>Mt Asian Foodbowl</text:p>
          </table:table-cell>
          <table:table-cell table:style-name="ce7" office:value-type="string" calcext:value-type="string">
            <text:p>(height uncertain)</text:p>
          </table:table-cell>
          <table:table-cell office:value-type="string" calcext:value-type="string">
            <text:p>&lt;ul&gt;&lt;li&gt;Forecasts are for more than half the world’s middle class being Asian by 2020, and wanting more food of higher value. It is unlikely Asia will achieve self-sufficiency.&lt;/li&gt;&lt;li&gt;This provides opportunities for Australian agriculture, but also for other agricultural productive nations.&lt;/li&gt;&lt;li&gt;What should farmers be doing?&lt;/li&gt;&lt;li&gt;What should the government be doing&lt;/li&gt;&lt;/ul&gt;</text:p>
          </table:table-cell>
          <table:table-cell table:number-columns-repeated="1019"/>
        </table:table-row>
        <table:table-row table:style-name="ro1">
          <table:table-cell office:value-type="float" office:value="3088" calcext:value-type="float">
            <text:p>3088</text:p>
          </table:table-cell>
          <table:table-cell office:value-type="float" office:value="1744" calcext:value-type="float">
            <text:p>1744</text:p>
          </table:table-cell>
          <table:table-cell office:value-type="string" calcext:value-type="string">
            <text:p>Mt Despair</text:p>
          </table:table-cell>
          <table:table-cell table:number-columns-repeated="1021"/>
        </table:table-row>
        <table:table-row table:style-name="ro1">
          <table:table-cell office:value-type="float" office:value="1408" calcext:value-type="float">
            <text:p>1408</text:p>
          </table:table-cell>
          <table:table-cell office:value-type="float" office:value="2984" calcext:value-type="float">
            <text:p>2984</text:p>
          </table:table-cell>
          <table:table-cell office:value-type="string" calcext:value-type="string">
            <text:p>New industries Rd</text:p>
          </table:table-cell>
          <table:table-cell office:value-type="string" calcext:value-type="string">
            <text:p>no line marking</text:p>
          </table:table-cell>
          <table:table-cell office:value-type="string" calcext:value-type="string">
            <text:p>&lt;ul&gt;&lt;li&gt;Australia needs a new frontier mentality, where design and innovation result in doing more new things first, rather than better ways to do old things. But who bears the risk?&lt;/li&gt;&lt;/ul&gt;</text:p>
          </table:table-cell>
          <table:table-cell table:number-columns-repeated="1019"/>
        </table:table-row>
        <table:table-row table:style-name="ro1">
          <table:table-cell office:value-type="float" office:value="1624" calcext:value-type="float">
            <text:p>1624</text:p>
          </table:table-cell>
          <table:table-cell office:value-type="float" office:value="3904" calcext:value-type="float">
            <text:p>3904</text:p>
          </table:table-cell>
          <table:table-cell office:value-type="string" calcext:value-type="string">
            <text:p>North-South Dividing Range</text:p>
          </table:table-cell>
          <table:table-cell/>
          <table:table-cell office:value-type="string" calcext:value-type="string">
            <text:p>&lt;ul&gt;&lt;li&gt;Less than 5% of Australia’s population live in the 45% of the continent that is North Australia. How is life different for this 5%?&lt;/li&gt;&lt;li&gt;Does this ratio have to change?&lt;/li&gt;&lt;li&gt;Obviously political decisions are made by the majority of Australians. What are some of the effects this has for those living in the north?&lt;/li&gt;&lt;li&gt;What can be done to give northern residents more say?&lt;/li&gt;&lt;/ul&gt;</text:p>
          </table:table-cell>
          <table:table-cell table:number-columns-repeated="1019"/>
        </table:table-row>
        <table:table-row table:style-name="ro1">
          <table:table-cell office:value-type="float" office:value="496" calcext:value-type="float">
            <text:p>496</text:p>
          </table:table-cell>
          <table:table-cell office:value-type="float" office:value="3376" calcext:value-type="float">
            <text:p>3376</text:p>
          </table:table-cell>
          <table:table-cell office:value-type="string" calcext:value-type="string">
            <text:p>Proposed railway line</text:p>
          </table:table-cell>
          <table:table-cell table:number-columns-repeated="1021"/>
        </table:table-row>
        <table:table-row table:style-name="ro1">
          <table:table-cell office:value-type="float" office:value="2256" calcext:value-type="float">
            <text:p>2256</text:p>
          </table:table-cell>
          <table:table-cell office:value-type="float" office:value="3296" calcext:value-type="float">
            <text:p>3296</text:p>
          </table:table-cell>
          <table:table-cell office:value-type="string" calcext:value-type="string">
            <text:p>R &amp; D Servo</text:p>
          </table:table-cell>
          <table:table-cell office:value-type="string" calcext:value-type="string">
            <text:p>(limited opening hrs)</text:p>
          </table:table-cell>
          <table:table-cell office:value-type="string" calcext:value-type="string">
            <text:p>&lt;ul&gt;&lt;li&gt;When the outcomes of agricultural research are considered, Australia contributes to the diets of 400 million people worldwide.&lt;/li&gt;&lt;li&gt;How can farmer access to research &amp;amp; development be improved?&lt;/li&gt;&lt;/ul&gt;</text:p>
          </table:table-cell>
          <table:table-cell table:number-columns-repeated="1019"/>
        </table:table-row>
        <table:table-row table:style-name="ro1">
          <table:table-cell office:value-type="float" office:value="2272" calcext:value-type="float">
            <text:p>2272</text:p>
          </table:table-cell>
          <table:table-cell office:value-type="float" office:value="2888" calcext:value-type="float">
            <text:p>2888</text:p>
          </table:table-cell>
          <table:table-cell office:value-type="string" calcext:value-type="string">
            <text:p>Regional Communityville</text:p>
          </table:table-cell>
          <table:table-cell office:value-type="string" calcext:value-type="string">
            <text:p>(ask directions if unsure)</text:p>
          </table:table-cell>
          <table:table-cell office:value-type="string" calcext:value-type="string">
            <text:p>&lt;ul&gt;&lt;li&gt;Rural communities are usually very familiar with their landscapes, included degraded landscapes and their impacts such as feral animals, weed invasion, and declining biodiversity, though they might struggle with how to address the problems.&lt;/li&gt;&lt;li&gt;There has been a wave of social and attitudinal change since the 1960s in Australia, as demonstrated by emergence of the Landcare movement in the 1990s and the Regional Natural Resource Management Bodies network in the twenty-first century. Today many non-Aboriginal Australians proudly and confidently talk about their ‘sense of place’ in the landscape, and sustainability (despite its difficulties in definition) has become a key concept for both pragmatic environmentalism and industry.&lt;/li&gt;&lt;li&gt;How can regional communities ensure their voices are heard?&lt;/li&gt;&lt;li&gt;Should a small % of Australia’s population (4.8%) have a determining say in managing such a large area (&gt;45%)?&lt;/li&gt;&lt;li&gt;Why is it important to listen to local opinions?&lt;/li&gt;&lt;/ul&gt;</text:p>
          </table:table-cell>
          <table:table-cell table:number-columns-repeated="1019"/>
        </table:table-row>
        <table:table-row table:style-name="ro1">
          <table:table-cell office:value-type="float" office:value="2030" calcext:value-type="float">
            <text:p>2030</text:p>
          </table:table-cell>
          <table:table-cell office:value-type="float" office:value="987" calcext:value-type="float">
            <text:p>987</text:p>
          </table:table-cell>
          <table:table-cell office:value-type="string" calcext:value-type="string">
            <text:p>Road subject to climate change</text:p>
          </table:table-cell>
          <table:table-cell/>
          <table:table-cell office:value-type="string" calcext:value-type="string">
            <text:p>&lt;ul&gt;&lt;li&gt;Climate change is predicted to bring less climatic predictability and more disasters impacting upon an increasing and more vulnerable population&lt;/li&gt;&lt;li&gt;Regional and remote communities in tropical Queensland are among Australia’s most vulnerable in the face of climate&lt;/li&gt;&lt;li&gt;Natural resource-based communities are generally viewed as being vulnerable to risks and disasters; and climate change will not only affect extreme weather events – higher temperatures and storm surge flooding could affect current crop and livestock performance, as well as the pest and disease spectrum and pressure.&lt;/li&gt;&lt;/ul&gt;</text:p>
          </table:table-cell>
          <table:table-cell table:number-columns-repeated="1019"/>
        </table:table-row>
        <table:table-row table:style-name="ro1">
          <table:table-cell office:value-type="float" office:value="2880" calcext:value-type="float">
            <text:p>2880</text:p>
          </table:table-cell>
          <table:table-cell office:value-type="float" office:value="1952" calcext:value-type="float">
            <text:p>1952</text:p>
          </table:table-cell>
          <table:table-cell office:value-type="string" calcext:value-type="string">
            <text:p>Rural Ghetto</text:p>
          </table:table-cell>
          <table:table-cell/>
          <table:table-cell office:value-type="string" calcext:value-type="string">
            <text:p>&lt;ul&gt;&lt;li&gt;Vibrant communities need services and opportunities for the old and the young. The less people, the more expensive these are to provide.&lt;/li&gt;&lt;li&gt;Can policy take into account the lifestyle aspects valued by residents?&lt;/li&gt;&lt;/ul&gt;</text:p>
          </table:table-cell>
          <table:table-cell table:number-columns-repeated="1019"/>
        </table:table-row>
        <table:table-row table:style-name="ro1">
          <table:table-cell office:value-type="float" office:value="2408" calcext:value-type="float">
            <text:p>2408</text:p>
          </table:table-cell>
          <table:table-cell office:value-type="float" office:value="3760" calcext:value-type="float">
            <text:p>3760</text:p>
          </table:table-cell>
          <table:table-cell office:value-type="string" calcext:value-type="string">
            <text:p>Social Gap</text:p>
          </table:table-cell>
          <table:table-cell/>
          <table:table-cell office:value-type="string" calcext:value-type="string">
            <text:p>&lt;ul&gt;&lt;li&gt;Indigenous Australians comprise 14.3% of the north’s population, compared with a national average of 2.3%, and they have a higher annual increase than other demographics.&lt;/li&gt;&lt;li&gt;The cost of living is generally higher in the north, yet wages are often less than other areas, particularly capital cities.&lt;/li&gt;&lt;li&gt;Access to services, particularly health, is reduced in the North&lt;/li&gt;&lt;li&gt;What does this mean for residents&lt;/li&gt;&lt;li&gt;Are there other factors that compensate for these disadvantages?&lt;/li&gt;&lt;/ul&gt;</text:p>
          </table:table-cell>
          <table:table-cell table:number-columns-repeated="1019"/>
        </table:table-row>
        <table:table-row table:style-name="ro1">
          <table:table-cell office:value-type="float" office:value="1602" calcext:value-type="float">
            <text:p>1602</text:p>
          </table:table-cell>
          <table:table-cell office:value-type="float" office:value="784" calcext:value-type="float">
            <text:p>784</text:p>
          </table:table-cell>
          <table:table-cell office:value-type="string" calcext:value-type="string">
            <text:p>Supply Chain toll bridge</text:p>
          </table:table-cell>
          <table:table-cell/>
          <table:table-cell office:value-type="string" calcext:value-type="string">
            <text:p>&lt;ul&gt;&lt;li&gt;Economic infrastructure - transport, water, energy and telecommunications - provides essential services to a wide range of economic activities, including Australia’s domestic and international food supply chains&lt;/li&gt;&lt;li&gt;International airfreight is increasing in importance - Australia’s airfreight food exports was $1.6 billion in 2011–12, but access is limited in northern Australia.&lt;/li&gt;&lt;li&gt;Future growth will be influenced by market access and biosecurity policy arrangement in addition to infrastructure investment.&lt;/li&gt;&lt;li&gt;Agricultural industry is connected across scale, commodity, and community. Small growers need larger growers to attract infrastructure and service provision, but often smaller growers are the innovators that precede wider adoption.&lt;/li&gt;&lt;li&gt;How can farmers ensure supply chains provide value rather than simply “clipping tickets”?&lt;/li&gt;&lt;/ul&gt;</text:p>
          </table:table-cell>
          <table:table-cell table:number-columns-repeated="1019"/>
        </table:table-row>
        <table:table-row table:style-name="ro1">
          <table:table-cell office:value-type="float" office:value="1853" calcext:value-type="float">
            <text:p>1853</text:p>
          </table:table-cell>
          <table:table-cell office:value-type="float" office:value="1270" calcext:value-type="float">
            <text:p>1270</text:p>
          </table:table-cell>
          <table:table-cell office:value-type="string" calcext:value-type="string">
            <text:p>Swamp of low-value commodities</text:p>
          </table:table-cell>
          <table:table-cell/>
          <table:table-cell office:value-type="string" calcext:value-type="string">
            <text:p>&lt;ul&gt;&lt;li&gt;Australia’s agricultural history differs from Europe and the USA, being export-orientated around demands for food and raw materials, more-often driven by foreign investment, resulting in a lack of (or unwillingness to) finance value-adding or processing capacity.&lt;/li&gt;&lt;li&gt;This has locked production into low value, unprocessed, competitive commodities vulnerable to free market price fluctuations exacerbated by increasing application of neo-liberal <text:s/>policies.&lt;/li&gt;&lt;li&gt;Australia’s agricultural sector is the second least protected (that is, subsidised) in the OECD.&lt;/li&gt;&lt;li&gt;So despite recognition of the need to value-add, most Australian food exports continue to be commodities processed to the minimum necessary for stability and transport, with supply chains fragmented and dominated by overseas interests&lt;/li&gt;&lt;/ul&gt;</text:p>
          </table:table-cell>
          <table:table-cell table:number-columns-repeated="1019"/>
        </table:table-row>
        <table:table-row table:style-name="ro1">
          <table:table-cell office:value-type="float" office:value="2960" calcext:value-type="float">
            <text:p>2960</text:p>
          </table:table-cell>
          <table:table-cell office:value-type="float" office:value="3536" calcext:value-type="float">
            <text:p>3536</text:p>
          </table:table-cell>
          <table:table-cell office:value-type="string" calcext:value-type="string">
            <text:p>The Anthropocene Rise</text:p>
          </table:table-cell>
          <table:table-cell/>
          <table:table-cell office:value-type="string" calcext:value-type="string">
            <text:p><text:span text:style-name="T1">&lt;ul&gt;&lt;li&gt;Humanity’s effect on the planet is now so significant that some suggest we have entered a new geological era – the Anthropocene&lt;/li&gt;&lt;li&gt;A</text:span><text:span text:style-name="T2">dditional impacts include: changes to the nitrogen, phosphorus and sulphur cycles fundamental to life; altering water cycles between the land and atmosphere; and likely driving the sixth major extinction event in Earth history&lt;/li&gt;</text:span><text:span text:style-name="T3">&lt;li&gt;With such power comes the responsibility to manage landscapes for all creatures. How are we faring?&lt;/li&gt;&lt;li&gt;What could farmers do better?&lt;/li&gt;&lt;/ul&gt;</text:span></text:p>
          </table:table-cell>
          <table:table-cell table:number-columns-repeated="1019"/>
        </table:table-row>
        <table:table-row table:style-name="ro1">
          <table:table-cell office:value-type="float" office:value="2733" calcext:value-type="float">
            <text:p>2733</text:p>
          </table:table-cell>
          <table:table-cell office:value-type="float" office:value="157" calcext:value-type="float">
            <text:p>157</text:p>
          </table:table-cell>
          <table:table-cell table:style-name="ce4" office:value-type="string" calcext:value-type="string">
            <text:p>The Sea of Prosperity</text:p>
          </table:table-cell>
          <table:table-cell table:number-columns-repeated="2"/>
          <table:table-cell office:value-type="string" calcext:value-type="string">
            <text:p>leaflet-label-highlight</text:p>
          </table:table-cell>
          <table:table-cell table:number-columns-repeated="1018"/>
        </table:table-row>
        <table:table-row table:style-name="ro1">
          <table:table-cell office:value-type="float" office:value="2493" calcext:value-type="float">
            <text:p>2493</text:p>
          </table:table-cell>
          <table:table-cell office:value-type="float" office:value="1375" calcext:value-type="float">
            <text:p>1375</text:p>
          </table:table-cell>
          <table:table-cell office:value-type="string" calcext:value-type="string">
            <text:p>World Heritage Wetlands &amp; tourist park</text:p>
          </table:table-cell>
          <table:table-cell/>
          <table:table-cell office:value-type="string" calcext:value-type="string">
            <text:p>&lt;ul&gt;&lt;li&gt;Modern environmentalism is the manifestation of a social and political movement advocating <text:s/>a new (some would argue re-discovered) philosophy of human conduct towards nature and the cultural artifacts of humanity&lt;/li&gt;&lt;li&gt; Many now challenge more exploitive attitudes and industries, believing social theory that cannot find a place for the non-human organisms, substances and patterns of nature is social theory that is inadequate for understanding today’s world.&lt;/li&gt;&lt;li&gt;Increasingly, people and institutions are demanding the right to participate in development decision-making and governance, and as the focus of development shifts from modernization to sustainability, the role of government and individuals in systems of governance also shifts.&lt;/li&gt;&lt;li&gt;‘Good’ development policy and practice must do more than ensure economic efficiency – they must promote human well-being and equity.&lt;/li&gt;&lt;li&gt;Is this a task that states or development agencies can carry out on their own?&lt;/li&gt;&lt;/ul&gt;</text:p>
          </table:table-cell>
          <table:table-cell table:number-columns-repeated="1019"/>
        </table:table-row>
        <table:table-row table:style-name="ro1">
          <table:table-cell office:value-type="float" office:value="2206" calcext:value-type="float">
            <text:p>2206</text:p>
          </table:table-cell>
          <table:table-cell office:value-type="float" office:value="400" calcext:value-type="float">
            <text:p>400</text:p>
          </table:table-cell>
          <table:table-cell office:value-type="string" calcext:value-type="string">
            <text:p>World Population Lighthouse</text:p>
          </table:table-cell>
          <table:table-cell table:style-name="ce7" office:value-type="string" calcext:value-type="string">
            <text:p>(marking dangerous reefs on the approach to Port Promised Land in the Sea of Prosperity)</text:p>
          </table:table-cell>
          <table:table-cell office:value-type="string" calcext:value-type="string">
            <text:p>&lt;ul&gt;&lt;li&gt;World population is forecast to reach 9 billion by 2050.&lt;/li&gt;&lt;li&gt;What does this mean for Australia?&lt;/li&gt;&lt;li&gt;Australia already feeds 60 million people annually and is the world’s 4th largest net exporter of food. Are we already doing enough?&lt;/li&gt;&lt;/ul&gt;</text:p>
          </table:table-cell>
          <table:table-cell table:number-columns-repeated="1019"/>
        </table:table-row>
        <table:table-row table:style-name="ro1" table:number-rows-repeated="104854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F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Ubuntu" svg:font-family="Ubuntu"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1">00/00/0000</text:date>, <text:time style:data-style-name="N2" text:time-value="08:33:17.7501777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09:33:15.989136862</meta:creation-date>
    <dc:date>2014-11-11T08:39:07.740260730</dc:date>
    <meta:editing-duration>PT34M59S</meta:editing-duration>
    <meta:editing-cycles>10</meta:editing-cycles>
    <meta:generator>LibreOffice/4.3.2.2$Linux_X86_64 LibreOffice_project/430m0$Build-2</meta:generator>
    <meta:document-statistic meta:table-count="1" meta:cell-count="132" meta:object-count="0"/>
  </office:meta>
</office:document-meta>
</file>